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270000054220DD7C5C.png" manifest:media-type="image/png"/>
  <manifest:file-entry manifest:full-path="Pictures/10000001000001E0000001533264462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958cm, 29.045cm, 18.76cm, 0.615cm)" draw:image-opacity="100%" style:mirror="none" loext:decorative="false"/>
    </style:style>
    <style:style style:name="gr3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.344cm" loext:decorative="false"/>
    </style:style>
    <style:style style:name="gr4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.01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 loext:decorative="false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color="#ff4000" draw:fill-color="#ff4000" draw:textarea-vertical-align="middle" draw:auto-grow-height="false" fo:min-height="0.83cm" fo:min-width="0.553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5cm, 0cm, 0cm)" draw:image-opacity="100%" style:mirror="none" loext:decorative="false"/>
    </style:style>
    <style:style style:name="gr10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style:font-name="Liberation Sans2" fo:font-weight="bold" style:font-name-asian="Liberation Sans2" style:font-weight-asian="bold" style:font-name-complex="Liberation Sans2" style:font-weight-complex="bold"/>
    </style:style>
    <style:style style:name="T3" style:family="text">
      <style:text-properties fo:color="#ffffff" loext:opacity="100%" style:font-name="Liberation Sans2" fo:font-size="7pt" fo:font-weight="bold" style:font-name-asian="Liberation Sans2" style:font-size-asian="7pt" style:font-weight-asian="bold" style:font-name-complex="Liberation Sans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6.749cm" svg:height="9.249cm" svg:x="0cm" svg:y="0cm">
            <draw:image xlink:href="Pictures/10000001000005270000054220DD7C5C.png" xlink:type="simple" xlink:show="embed" xlink:actuate="onLoad" draw:mime-type="image/png">
              <text:p/>
            </draw:image>
          </draw:frame>
          <draw:custom-shape draw:style-name="gr3" draw:text-style-name="P2" draw:layer="layout" svg:width="1.054cm" svg:height="0.497cm" draw:transform="skewX (-0.108210413623649) rotate (1.05836765840936) translate (4.274cm 7.169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2" draw:layer="layout" svg:width="0.645cm" svg:height="0.497cm" draw:transform="skewX (-0.108210413623648) rotate (-1.09449597392564) translate (3.667cm 2.537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" draw:text-style-name="P3" draw:layer="layout" svg:width="4.062cm" svg:height="0.962cm" svg:x="0.188cm" svg:y="1.038cm">
            <draw:text-box>
              <text:p><text:span text:style-name="T1">Épaisseur 2</text:span></text:p>
            </draw:text-box>
          </draw:frame>
          <draw:frame draw:style-name="gr5" draw:text-style-name="P3" draw:layer="layout" svg:width="4.062cm" svg:height="0.962cm" svg:x="0.5cm" svg:y="7.5cm">
            <draw:text-box>
              <text:p><text:span text:style-name="T1">Épaisseur 1</text:span></text:p>
            </draw:text-box>
          </draw:frame>
        </draw:g>
      </draw:page>
      <draw:page draw:name="page2" draw:style-name="dp1" draw:master-page-name="Standard">
        <draw:frame draw:style-name="gr6" draw:text-style-name="P1" draw:layer="layout" svg:width="13.076cm" svg:height="9.234cm" svg:x="0cm" svg:y="0.016cm">
          <draw:image xlink:href="Pictures/10000001000001E0000001533264462F.png" xlink:type="simple" xlink:show="embed" xlink:actuate="onLoad" draw:mime-type="image/png">
            <text:p/>
          </draw:image>
        </draw:frame>
        <draw:custom-shape draw:style-name="gr7" draw:text-style-name="P2" draw:layer="layout" svg:width="1.052cm" svg:height="1.079cm" draw:transform="rotate (0.879471410079943) translate (3.498cm 2.312cm)">
          <text:p/>
          <draw:enhanced-geometry svg:viewBox="0 0 21600 21600" draw:text-areas="0 0 21600 21600" draw:type="circular-arrow" draw:modifiers="180 -83.0963511176572 9670.648304175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052cm" svg:height="1.079cm" draw:transform="rotate (0.879471410079943) translate (1.748cm 6.96cm)">
          <text:p/>
          <draw:enhanced-geometry svg:viewBox="0 0 21600 21600" draw:text-areas="0 0 21600 21600" draw:type="circular-arrow" draw:modifiers="180 -83.0963511176572 9670.648304175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3" draw:layer="layout" svg:width="1.25cm" svg:height="0.962cm" svg:x="2.55cm" svg:y="1.75cm">
          <draw:text-box>
            <text:p><text:span text:style-name="T2">α</text:span><text:span text:style-name="T3">2</text:span></text:p>
          </draw:text-box>
        </draw:frame>
        <draw:frame draw:style-name="gr8" draw:text-style-name="P3" draw:layer="layout" svg:width="1.25cm" svg:height="0.962cm" svg:x="0.8cm" svg:y="6.25cm">
          <draw:text-box>
            <text:p><text:span text:style-name="T2">α</text:span><text:span text:style-name="T3">1</text:span></text:p>
          </draw:text-box>
        </draw:frame>
      </draw:page>
      <draw:page draw:name="page3" draw:style-name="dp1" draw:master-page-name="Standard">
        <draw:frame draw:style-name="gr9" draw:text-style-name="P1" draw:layer="layout" svg:width="11.999cm" svg:height="9.234cm" svg:x="0cm" svg:y="0.016cm">
          <draw:image xlink:href="Pictures/10000001000001E0000001533264462F.png" xlink:type="simple" xlink:show="embed" xlink:actuate="onLoad" draw:mime-type="image/png">
            <text:p/>
          </draw:image>
        </draw:frame>
        <draw:custom-shape draw:style-name="gr7" draw:text-style-name="P2" draw:layer="layout" svg:width="1.052cm" svg:height="1.079cm" draw:transform="rotate (0.879471410079943) translate (3.498cm 2.312cm)">
          <text:p/>
          <draw:enhanced-geometry svg:viewBox="0 0 21600 21600" draw:text-areas="0 0 21600 21600" draw:type="circular-arrow" draw:modifiers="180 -83.0963511176572 9670.648304175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052cm" svg:height="1.079cm" draw:transform="rotate (0.879471410079943) translate (1.748cm 6.96cm)">
          <text:p/>
          <draw:enhanced-geometry svg:viewBox="0 0 21600 21600" draw:text-areas="0 0 21600 21600" draw:type="circular-arrow" draw:modifiers="180 -83.0963511176572 9670.648304175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3" draw:layer="layout" svg:width="1.25cm" svg:height="0.962cm" svg:x="2.55cm" svg:y="1.75cm">
          <draw:text-box>
            <text:p><text:span text:style-name="T2">α</text:span><text:span text:style-name="T3">2</text:span></text:p>
          </draw:text-box>
        </draw:frame>
        <draw:frame draw:style-name="gr8" draw:text-style-name="P3" draw:layer="layout" svg:width="1.25cm" svg:height="0.962cm" svg:x="0.8cm" svg:y="6.25cm">
          <draw:text-box>
            <text:p><text:span text:style-name="T2">α</text:span><text:span text:style-name="T3">1</text:span></text:p>
          </draw:text-box>
        </draw:frame>
        <draw:custom-shape draw:style-name="gr10" draw:text-style-name="P2" draw:layer="layout" svg:width="0.468cm" svg:height="0.497cm" draw:transform="skewX (-0.108210413623649) rotate (0.898146433076282) translate (7.761cm 5.7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0.548cm" svg:height="0.497cm" draw:transform="skewX (-0.108210413623648) rotate (-1.09449597392564) translate (8.167cm 1.4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4.062cm" svg:height="0.962cm" svg:x="8cm" svg:y="1.788cm">
          <draw:text-box>
            <text:p><text:span text:style-name="T1">Épaisseur 2</text:span></text:p>
          </draw:text-box>
        </draw:frame>
        <draw:frame draw:style-name="gr5" draw:text-style-name="P3" draw:layer="layout" svg:width="4.062cm" svg:height="0.962cm" svg:x="5.188cm" svg:y="6.25cm">
          <draw:text-box>
            <text:p><text:span text:style-name="T1">Épaisseur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0T16:46:58.822799482</meta:creation-date>
    <dc:date>2024-01-24T10:13:43.275000000</dc:date>
    <meta:editing-duration>PT27M14S</meta:editing-duration>
    <meta:editing-cycles>4</meta:editing-cycles>
    <meta:generator>LibreOffice/7.6.4.1$Windows_X86_64 LibreOffice_project/e19e193f88cd6c0525a17fb7a176ed8e6a3e2aa1</meta:generator>
    <meta:document-statistic meta:object-count="20"/>
  </office:meta>
</office:document-meta>
</file>